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01mm"/>
    </style:style>
    <style:style style:name="co2" style:family="table-column">
      <style:table-column-properties fo:break-before="auto" style:column-width="10.58mm"/>
    </style:style>
    <style:style style:name="co3" style:family="table-column">
      <style:table-column-properties fo:break-before="auto" style:column-width="14.18mm"/>
    </style:style>
    <style:style style:name="co4" style:family="table-column">
      <style:table-column-properties fo:break-before="auto" style:column-width="16.93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ta4" style:family="table" style:master-page-name="PageStyle_5f_List4">
      <style:table-properties table:display="true" style:writing-mode="lr-tb"/>
    </style:style>
    <style:style style:name="ta5" style:family="table" style:master-page-name="PageStyle_5f_List5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11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4" table:number-columns-repeated="1009" table:default-cell-style-name="Default"/>
        <table:table-row table:style-name="ro1">
          <table:table-cell table:style-name="ce1"/>
          <table:table-cell table:style-name="ce3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apr</text:p>
          </table:table-cell>
          <table:table-cell table:style-name="ce3" office:value-type="string" calcext:value-type="string">
            <text:p>maj</text:p>
          </table:table-cell>
          <table:table-cell table:style-name="ce3" office:value-type="string" calcext:value-type="string">
            <text:p>jun</text:p>
          </table:table-cell>
          <table:table-cell table:style-name="ce3" office:value-type="string" calcext:value-type="string">
            <text:p>jul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ep</text:p>
          </table:table-cell>
          <table:table-cell table:style-name="ce3" office:value-type="string" calcext:value-type="string">
            <text:p>okt</text:p>
          </table:table-cell>
          <table:table-cell table:style-name="ce3" office:value-type="string" calcext:value-type="string">
            <text:p>nov</text:p>
          </table:table-cell>
          <table:table-cell table:style-name="ce3" office:value-type="string" calcext:value-type="string">
            <text:p>dec</text:p>
          </table:table-cell>
          <table:table-cell table:style-name="ce6" office:value-type="string" calcext:value-type="string">
            <text:p>skupaj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mesna</text:p>
          </table:table-cell>
          <table:table-cell table:style-name="ce4" office:value-type="float" office:value="197" calcext:value-type="float">
            <text:p>197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201" calcext:value-type="float">
            <text:p>201</text:p>
          </table:table-cell>
          <table:table-cell table:style-name="ce5" table:formula="of:=SUM([.B2:.M2])" office:value-type="float" office:value="2523" calcext:value-type="float">
            <text:p>2523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 calcext:value-type="string">
            <text:p>brezmesna</text:p>
          </table:table-cell>
          <table:table-cell table:style-name="ce4" office:value-type="float" office:value="47" calcext:value-type="float">
            <text:p>47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9" calcext:value-type="float">
            <text:p>49</text:p>
          </table:table-cell>
          <table:table-cell table:style-name="ce5" table:formula="of:=SUM([.B3:.M3])" office:value-type="float" office:value="983" calcext:value-type="float">
            <text:p>983</text:p>
          </table:table-cell>
          <table:table-cell table:style-name="ce8"/>
          <table:table-cell table:number-columns-repeated="1009"/>
        </table:table-row>
        <table:table-row table:style-name="ro1">
          <table:table-cell/>
          <table:table-cell>
            <draw:frame table:end-cell-address="List1.M19" table:end-x="0.74mm" table:end-y="4.82mm" draw:z-index="0" draw:name="Grafikon 1" draw:style-name="gr1" draw:text-style-name="P1" svg:width="116.41mm" svg:height="76.19mm" svg:x="0.75mm" svg:y="4.83mm">
              <loext:p draw:notify-on-update-of-ranges="List1.B1:List1.M1 List1.A2:List1.A2 List1.B2:List1.M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2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4" table:number-columns-repeated="1009" table:default-cell-style-name="Default"/>
        <table:table-row table:style-name="ro1">
          <table:table-cell table:style-name="ce1"/>
          <table:table-cell table:style-name="ce3" office:value-type="string" calcext:value-type="string">
            <text:p>jul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ep</text:p>
          </table:table-cell>
          <table:table-cell table:style-name="ce3" office:value-type="string" calcext:value-type="string">
            <text:p>okt</text:p>
          </table:table-cell>
          <table:table-cell table:style-name="ce3" office:value-type="string" calcext:value-type="string">
            <text:p>nov</text:p>
          </table:table-cell>
          <table:table-cell table:style-name="ce3" office:value-type="string" calcext:value-type="string">
            <text:p>jun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jan</text:p>
          </table:table-cell>
          <table:table-cell table:style-name="ce3" office:value-type="string" calcext:value-type="string">
            <text:p>apr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j</text:p>
          </table:table-cell>
          <table:table-cell table:style-name="ce6" office:value-type="string" calcext:value-type="string">
            <text:p>skupaj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mesna</text:p>
          </table:table-cell>
          <table:table-cell table:style-name="ce4" office:value-type="float" office:value="241" calcext:value-type="float">
            <text:p>241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188" calcext:value-type="float">
            <text:p>188</text:p>
          </table:table-cell>
          <table:table-cell table:style-name="ce5" table:formula="of:=SUM([.B2:.M2])" office:value-type="float" office:value="2523" calcext:value-type="float">
            <text:p>2523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 calcext:value-type="string">
            <text:p>brezmesna</text:p>
          </table:table-cell>
          <table:table-cell table:style-name="ce4" office:value-type="float" office:value="128" calcext:value-type="float">
            <text:p>128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89" calcext:value-type="float">
            <text:p>89</text:p>
          </table:table-cell>
          <table:table-cell table:style-name="ce5" table:formula="of:=SUM([.B3:.M3])" office:value-type="float" office:value="983" calcext:value-type="float">
            <text:p>983</text:p>
          </table:table-cell>
          <table:table-cell table:style-name="ce8"/>
          <table:table-cell table:number-columns-repeated="1009"/>
        </table:table-row>
        <table:table-row table:style-name="ro1">
          <table:table-cell/>
          <table:table-cell>
            <draw:frame table:end-cell-address="List2.M19" table:end-x="0.74mm" table:end-y="4.82mm" draw:z-index="0" draw:name="Grafikon 1" draw:style-name="gr1" draw:text-style-name="P1" svg:width="116.41mm" svg:height="76.19mm" svg:x="0.75mm" svg:y="4.83mm">
              <loext:p draw:notify-on-update-of-ranges="List2.B1:List2.M1 List2.A2:List2.A2 List2.B2:List2.M2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3" table:style-name="ta3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4" table:number-columns-repeated="1009" table:default-cell-style-name="Default"/>
        <table:table-row table:style-name="ro1">
          <table:table-cell table:style-name="ce1"/>
          <table:table-cell table:style-name="ce3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apr</text:p>
          </table:table-cell>
          <table:table-cell table:style-name="ce3" office:value-type="string" calcext:value-type="string">
            <text:p>maj</text:p>
          </table:table-cell>
          <table:table-cell table:style-name="ce3" office:value-type="string" calcext:value-type="string">
            <text:p>jun</text:p>
          </table:table-cell>
          <table:table-cell table:style-name="ce3" office:value-type="string" calcext:value-type="string">
            <text:p>jul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ep</text:p>
          </table:table-cell>
          <table:table-cell table:style-name="ce3" office:value-type="string" calcext:value-type="string">
            <text:p>okt</text:p>
          </table:table-cell>
          <table:table-cell table:style-name="ce3" office:value-type="string" calcext:value-type="string">
            <text:p>nov</text:p>
          </table:table-cell>
          <table:table-cell table:style-name="ce3" office:value-type="string" calcext:value-type="string">
            <text:p>dec</text:p>
          </table:table-cell>
          <table:table-cell table:style-name="ce6" office:value-type="string" calcext:value-type="string">
            <text:p>skupaj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mesna</text:p>
          </table:table-cell>
          <table:table-cell table:style-name="ce4" office:value-type="float" office:value="197" calcext:value-type="float">
            <text:p>197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201" calcext:value-type="float">
            <text:p>201</text:p>
          </table:table-cell>
          <table:table-cell table:style-name="ce5" table:formula="of:=SUM([.B2:.M2])" office:value-type="float" office:value="2523" calcext:value-type="float">
            <text:p>2523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 calcext:value-type="string">
            <text:p>brezmesna</text:p>
          </table:table-cell>
          <table:table-cell table:style-name="ce4" office:value-type="float" office:value="47" calcext:value-type="float">
            <text:p>47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9" calcext:value-type="float">
            <text:p>49</text:p>
          </table:table-cell>
          <table:table-cell table:style-name="ce5" table:formula="of:=SUM([.B3:.M3])" office:value-type="float" office:value="983" calcext:value-type="float">
            <text:p>983</text:p>
          </table:table-cell>
          <table:table-cell table:style-name="ce8"/>
          <table:table-cell table:number-columns-repeated="1009"/>
        </table:table-row>
        <table:table-row table:style-name="ro1">
          <table:table-cell/>
          <table:table-cell>
            <draw:frame table:end-cell-address="List3.M19" table:end-x="0.74mm" table:end-y="4.82mm" draw:z-index="0" draw:name="Grafikon 1" draw:style-name="gr1" draw:text-style-name="P1" svg:width="116.41mm" svg:height="76.19mm" svg:x="0.75mm" svg:y="4.83mm">
              <loext:p draw:notify-on-update-of-ranges="List3.A2:List3.A2 List3.B2:List3.M2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4" table:style-name="ta4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4" table:number-columns-repeated="1009" table:default-cell-style-name="Default"/>
        <table:table-row table:style-name="ro1">
          <table:table-cell table:style-name="ce1"/>
          <table:table-cell table:style-name="ce3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apr</text:p>
          </table:table-cell>
          <table:table-cell table:style-name="ce3" office:value-type="string" calcext:value-type="string">
            <text:p>maj</text:p>
          </table:table-cell>
          <table:table-cell table:style-name="ce3" office:value-type="string" calcext:value-type="string">
            <text:p>jun</text:p>
          </table:table-cell>
          <table:table-cell table:style-name="ce3" office:value-type="string" calcext:value-type="string">
            <text:p>jul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ep</text:p>
          </table:table-cell>
          <table:table-cell table:style-name="ce3" office:value-type="string" calcext:value-type="string">
            <text:p>okt</text:p>
          </table:table-cell>
          <table:table-cell table:style-name="ce3" office:value-type="string" calcext:value-type="string">
            <text:p>nov</text:p>
          </table:table-cell>
          <table:table-cell table:style-name="ce3" office:value-type="string" calcext:value-type="string">
            <text:p>dec</text:p>
          </table:table-cell>
          <table:table-cell table:style-name="ce6" office:value-type="string" calcext:value-type="string">
            <text:p>skupaj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mesna</text:p>
          </table:table-cell>
          <table:table-cell table:style-name="ce4" office:value-type="float" office:value="197" calcext:value-type="float">
            <text:p>197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201" calcext:value-type="float">
            <text:p>201</text:p>
          </table:table-cell>
          <table:table-cell table:style-name="ce5" table:formula="of:=SUM([.B2:.M2])" office:value-type="float" office:value="2523" calcext:value-type="float">
            <text:p>2523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 calcext:value-type="string">
            <text:p>brezmesna</text:p>
          </table:table-cell>
          <table:table-cell table:style-name="ce4" office:value-type="float" office:value="47" calcext:value-type="float">
            <text:p>47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9" calcext:value-type="float">
            <text:p>49</text:p>
          </table:table-cell>
          <table:table-cell table:style-name="ce5" table:formula="of:=SUM([.B3:.M3])" office:value-type="float" office:value="983" calcext:value-type="float">
            <text:p>983</text:p>
          </table:table-cell>
          <table:table-cell table:style-name="ce8"/>
          <table:table-cell table:number-columns-repeated="1009"/>
        </table:table-row>
        <table:table-row table:style-name="ro1">
          <table:table-cell/>
          <table:table-cell>
            <draw:frame table:end-cell-address="List4.M19" table:end-x="0.74mm" table:end-y="4.82mm" draw:z-index="0" draw:name="Grafikon 2" draw:style-name="gr1" draw:text-style-name="P1" svg:width="116.41mm" svg:height="76.19mm" svg:x="0.75mm" svg:y="4.83mm">
              <loext:p draw:notify-on-update-of-ranges="List4.B1:List4.M1 List4.A2:List4.A2 List4.B2:List4.M2 List4.A3:List4.A3 List4.B3:List4.M3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5" table:style-name="ta5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4" table:number-columns-repeated="1009" table:default-cell-style-name="Default"/>
        <table:table-row table:style-name="ro1">
          <table:table-cell table:style-name="ce1"/>
          <table:table-cell table:style-name="ce3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apr</text:p>
          </table:table-cell>
          <table:table-cell table:style-name="ce3" office:value-type="string" calcext:value-type="string">
            <text:p>maj</text:p>
          </table:table-cell>
          <table:table-cell table:style-name="ce3" office:value-type="string" calcext:value-type="string">
            <text:p>jun</text:p>
          </table:table-cell>
          <table:table-cell table:style-name="ce3" office:value-type="string" calcext:value-type="string">
            <text:p>jul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ep</text:p>
          </table:table-cell>
          <table:table-cell table:style-name="ce3" office:value-type="string" calcext:value-type="string">
            <text:p>okt</text:p>
          </table:table-cell>
          <table:table-cell table:style-name="ce3" office:value-type="string" calcext:value-type="string">
            <text:p>nov</text:p>
          </table:table-cell>
          <table:table-cell table:style-name="ce3" office:value-type="string" calcext:value-type="string">
            <text:p>dec</text:p>
          </table:table-cell>
          <table:table-cell table:style-name="ce6" office:value-type="string" calcext:value-type="string">
            <text:p>skupaj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mesna</text:p>
          </table:table-cell>
          <table:table-cell table:style-name="ce4" office:value-type="float" office:value="197" calcext:value-type="float">
            <text:p>197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201" calcext:value-type="float">
            <text:p>201</text:p>
          </table:table-cell>
          <table:table-cell table:style-name="ce5" table:formula="of:=SUM([.B2:.M2])" office:value-type="float" office:value="2523" calcext:value-type="float">
            <text:p>2523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 calcext:value-type="string">
            <text:p>brezmesna</text:p>
          </table:table-cell>
          <table:table-cell table:style-name="ce4" office:value-type="float" office:value="47" calcext:value-type="float">
            <text:p>47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9" calcext:value-type="float">
            <text:p>49</text:p>
          </table:table-cell>
          <table:table-cell table:style-name="ce5" table:formula="of:=SUM([.B3:.M3])" office:value-type="float" office:value="983" calcext:value-type="float">
            <text:p>983</text:p>
          </table:table-cell>
          <table:table-cell table:style-name="ce8"/>
          <table:table-cell table:number-columns-repeated="1009"/>
        </table:table-row>
        <table:table-row table:style-name="ro1">
          <table:table-cell/>
          <table:table-cell>
            <draw:frame table:end-cell-address="List5.M19" table:end-x="0.74mm" table:end-y="4.82mm" draw:z-index="0" draw:name="Grafikon 1" draw:style-name="gr1" draw:text-style-name="P1" svg:width="116.41mm" svg:height="76.19mm" svg:x="0.75mm" svg:y="4.83mm">
              <loext:p draw:notify-on-update-of-ranges="List5.B1:List5.M1 List5.A2:List5.A2 List5.B2:List5.M2 List5.A3:List5.A3 List5.B3:List5.M3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8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7">
      <number:number number:decimal-places="1" loext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4" style:display-name="PageStyle_Lis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5" style:display-name="PageStyle_Lis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dc:creator>Anželj Gregor</dc:creator>
    <meta:creation-date>2020-02-11T09:05:49</meta:creation-date>
    <dc:date>2020-06-26T10:35:50</dc:date>
    <meta:generator>LibreOffice/5.0.6.3$Windows_x86 LibreOffice_project/490fc03b25318460cfc54456516ea2519c11d1aa</meta:generator>
    <meta:document-statistic meta:table-count="5" meta:cell-count="205" meta:object-count="5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250" chart:gap-width="30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53cm" svg:stroke-color="#ffffff" draw:fill-color="#c00000"/>
      <style:text-properties fo:color="#ffffff" style:text-position="0% 100%" fo:font-family="Calibri" fo:font-size="9pt" style:font-size-asian="9pt" style:font-size-complex="9pt"/>
    </style:style>
    <style:style style:name="ch8" style:family="chart">
      <style:chart-properties chart:solid-type="cuboid"/>
      <style:graphic-properties draw:fill-color="#4472c4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1.642cm" svg:height="7.62cm" xlink:href=".." xlink:type="simple" chart:class="chart:bar" chart:style-name="ch1">
        <chart:title svg:x="3.869cm" svg:y="0.288cm" chart:style-name="ch2">
          <text:p>Prodaja mesnih pic</text:p>
        </chart:title>
        <chart:plot-area chart:style-name="ch3" table:cell-range-address="List1.A1:List1.M2" chart:data-source-has-labels="both" svg:x="0.232cm" svg:y="1.329cm" svg:width="11.178cm" svg:height="6.139cm">
          <chartooo:coordinate-region svg:x="0.928cm" svg:y="1.52cm" svg:width="10.482cm" svg:height="5.317cm"/>
          <chart:axis chart:dimension="x" chart:name="primary-x" chart:style-name="ch4" chartooo:axis-type="auto">
            <chartooo:date-scale/>
            <chart:categories table:cell-range-address="List1.B1:List1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B2:List1.M2" chart:label-cell-address="List1.A2:List1.A2" chart:class="chart:bar">
            <chart:data-point chart:repeated="5"/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</text:p>
                <draw:g>
                  <svg:desc>List1.B1:List1.M1</svg:desc>
                </draw:g>
              </table:table-cell>
              <table:table-cell office:value-type="string">
                <text:p>feb</text:p>
              </table:table-cell>
              <table:table-cell office:value-type="string">
                <text:p>mar</text:p>
              </table:table-cell>
              <table:table-cell office:value-type="string">
                <text:p>apr</text:p>
              </table:table-cell>
              <table:table-cell office:value-type="string">
                <text:p>maj</text:p>
              </table:table-cell>
              <table:table-cell office:value-type="string">
                <text:p>jun</text:p>
              </table:table-cell>
              <table:table-cell office:value-type="string">
                <text:p>jul</text:p>
              </table:table-cell>
              <table:table-cell office:value-type="string">
                <text:p>avg</text:p>
              </table:table-cell>
              <table:table-cell office:value-type="string">
                <text:p>sep</text:p>
              </table:table-cell>
              <table:table-cell office:value-type="string">
                <text:p>okt</text:p>
              </table:table-cell>
              <table:table-cell office:value-type="string">
                <text:p>nov</text:p>
              </table:table-cell>
              <table:table-cell office:value-type="string">
                <text:p>dec</text:p>
              </table:table-cell>
            </table:table-row>
          </table:table-header-rows>
          <table:table-rows>
            <table:table-row>
              <table:table-cell office:value-type="string">
                <text:p>mesna</text:p>
                <draw:g>
                  <svg:desc>List1.A2:List1.A2</svg:desc>
                </draw:g>
              </table:table-cell>
              <table:table-cell office:value-type="float" office:value="197">
                <text:p>197</text:p>
                <draw:g>
                  <svg:desc>List1.B2:List1.M2</svg:desc>
                </draw:g>
              </table:table-cell>
              <table:table-cell office:value-type="float" office:value="192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196">
                <text:p>196</text:p>
              </table:table-cell>
              <table:table-cell office:value-type="float" office:value="188">
                <text:p>188</text:p>
              </table:table-cell>
              <table:table-cell office:value-type="float" office:value="207">
                <text:p>207</text:p>
              </table:table-cell>
              <table:table-cell office:value-type="float" office:value="241">
                <text:p>241</text:p>
              </table:table-cell>
              <table:table-cell office:value-type="float" office:value="237">
                <text:p>237</text:p>
              </table:table-cell>
              <table:table-cell office:value-type="float" office:value="226">
                <text:p>226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250" chart:gap-width="30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53cm" svg:stroke-color="#ffffff" draw:fill-color="#c00000"/>
      <style:text-properties fo:color="#ffffff" style:text-position="0% 100%" fo:font-family="Calibri" fo:font-size="9pt" style:font-size-asian="9pt" style:font-size-complex="9pt"/>
    </style:style>
    <style:style style:name="ch8" style:family="chart">
      <style:chart-properties chart:solid-type="cuboid"/>
      <style:graphic-properties draw:fill-color="#4472c4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1.642cm" svg:height="7.62cm" xlink:href=".." xlink:type="simple" chart:class="chart:bar" chart:style-name="ch1">
        <chart:title svg:x="3.869cm" svg:y="0.288cm" chart:style-name="ch2">
          <text:p>Prodaja mesnih pic</text:p>
        </chart:title>
        <chart:plot-area chart:style-name="ch3" table:cell-range-address="List2.A1:List2.M2" chart:data-source-has-labels="both" svg:x="0.232cm" svg:y="1.329cm" svg:width="11.178cm" svg:height="6.139cm">
          <chartooo:coordinate-region svg:x="0.928cm" svg:y="1.52cm" svg:width="10.482cm" svg:height="5.317cm"/>
          <chart:axis chart:dimension="x" chart:name="primary-x" chart:style-name="ch4" chartooo:axis-type="auto">
            <chartooo:date-scale/>
            <chart:categories table:cell-range-address="List2.B1:List2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.B2:List2.M2" chart:label-cell-address="List2.A2:List2.A2" chart:class="chart:bar">
            <chart:data-point chart:repeated="5"/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ul</text:p>
                <draw:g>
                  <svg:desc>List2.B1:List2.M1</svg:desc>
                </draw:g>
              </table:table-cell>
              <table:table-cell office:value-type="string">
                <text:p>avg</text:p>
              </table:table-cell>
              <table:table-cell office:value-type="string">
                <text:p>sep</text:p>
              </table:table-cell>
              <table:table-cell office:value-type="string">
                <text:p>okt</text:p>
              </table:table-cell>
              <table:table-cell office:value-type="string">
                <text:p>nov</text:p>
              </table:table-cell>
              <table:table-cell office:value-type="string">
                <text:p>jun</text:p>
              </table:table-cell>
              <table:table-cell office:value-type="string">
                <text:p>mar</text:p>
              </table:table-cell>
              <table:table-cell office:value-type="string">
                <text:p>dec</text:p>
              </table:table-cell>
              <table:table-cell office:value-type="string">
                <text:p>jan</text:p>
              </table:table-cell>
              <table:table-cell office:value-type="string">
                <text:p>apr</text:p>
              </table:table-cell>
              <table:table-cell office:value-type="string">
                <text:p>feb</text:p>
              </table:table-cell>
              <table:table-cell office:value-type="string">
                <text:p>maj</text:p>
              </table:table-cell>
            </table:table-row>
          </table:table-header-rows>
          <table:table-rows>
            <table:table-row>
              <table:table-cell office:value-type="string">
                <text:p>mesna</text:p>
                <draw:g>
                  <svg:desc>List2.A2:List2.A2</svg:desc>
                </draw:g>
              </table:table-cell>
              <table:table-cell office:value-type="float" office:value="241">
                <text:p>241</text:p>
                <draw:g>
                  <svg:desc>List2.B2:List2.M2</svg:desc>
                </draw:g>
              </table:table-cell>
              <table:table-cell office:value-type="float" office:value="237">
                <text:p>237</text:p>
              </table:table-cell>
              <table:table-cell office:value-type="float" office:value="226">
                <text:p>226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07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201">
                <text:p>201</text:p>
              </table:table-cell>
              <table:table-cell office:value-type="float" office:value="197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2">
                <text:p>192</text:p>
              </table:table-cell>
              <table:table-cell office:value-type="float" office:value="188">
                <text:p>1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250" chart:gap-width="30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53cm" svg:stroke-color="#ffffff" draw:fill-color="#c00000"/>
      <style:text-properties fo:color="#ffffff" style:text-position="0% 100%" fo:font-family="Calibri" fo:font-size="9pt" style:font-size-asian="9pt" style:font-size-complex="9pt"/>
    </style:style>
    <style:style style:name="ch8" style:family="chart">
      <style:chart-properties chart:solid-type="cuboid"/>
      <style:graphic-properties draw:fill-color="#4472c4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1.642cm" svg:height="7.62cm" xlink:href=".." xlink:type="simple" chart:class="chart:bar" chart:style-name="ch1">
        <chart:title svg:x="3.869cm" svg:y="0.288cm" chart:style-name="ch2">
          <text:p>Prodaja mesnih pic</text:p>
        </chart:title>
        <chart:plot-area chart:style-name="ch3" table:cell-range-address="List3.A2:List3.M2" chart:data-source-has-labels="column" svg:x="0.232cm" svg:y="1.329cm" svg:width="11.178cm" svg:height="6.139cm">
          <chartooo:coordinate-region svg:x="0.779cm" svg:y="1.329cm" svg:width="10.407cm" svg:height="5.5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ist3.B2:List3.M2" chart:label-cell-address="List3.A2:List3.A2" chart:class="chart:bar">
            <chart:data-point chart:repeated="5"/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mesna</text:p>
                <draw:g>
                  <svg:desc>List3.A2:List3.A2</svg:desc>
                </draw:g>
              </table:table-cell>
              <table:table-cell office:value-type="float" office:value="197">
                <text:p>197</text:p>
                <draw:g>
                  <svg:desc>List3.B2:List3.M2</svg:desc>
                </draw:g>
              </table:table-cell>
              <table:table-cell office:value-type="float" office:value="192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196">
                <text:p>196</text:p>
              </table:table-cell>
              <table:table-cell office:value-type="float" office:value="188">
                <text:p>188</text:p>
              </table:table-cell>
              <table:table-cell office:value-type="float" office:value="207">
                <text:p>207</text:p>
              </table:table-cell>
              <table:table-cell office:value-type="float" office:value="241">
                <text:p>241</text:p>
              </table:table-cell>
              <table:table-cell office:value-type="float" office:value="237">
                <text:p>237</text:p>
              </table:table-cell>
              <table:table-cell office:value-type="float" office:value="226">
                <text:p>226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50" chart:gap-width="50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53cm" svg:stroke-color="#ffffff" draw:fill-color="#c00000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53cm" svg:stroke-color="#ffffff" draw:fill-color="#00b05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642cm" svg:height="7.62cm" xlink:href=".." xlink:type="simple" chart:class="chart:bar" chart:style-name="ch1">
        <chart:title svg:x="4.631cm" svg:y="0.288cm" chart:style-name="ch2">
          <text:p>Prodaja pic</text:p>
        </chart:title>
        <chart:legend chart:legend-position="bottom" svg:x="4.167cm" svg:y="6.853cm" style:legend-expansion="wide" chart:style-name="ch3"/>
        <chart:plot-area chart:style-name="ch4" table:cell-range-address="List4.A1:List4.M3" chart:data-source-has-labels="both" svg:x="0.232cm" svg:y="1.329cm" svg:width="11.178cm" svg:height="5.372cm">
          <chartooo:coordinate-region svg:x="0.928cm" svg:y="1.521cm" svg:width="10.482cm" svg:height="4.549cm"/>
          <chart:axis chart:dimension="x" chart:name="primary-x" chart:style-name="ch5" chartooo:axis-type="auto">
            <chartooo:date-scale/>
            <chart:categories table:cell-range-address="List4.B1:List4.M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ist4.B2:List4.M2" chart:label-cell-address="List4.A2:List4.A2" chart:class="chart:bar">
            <chart:data-point chart:repeated="12"/>
          </chart:series>
          <chart:series chart:style-name="ch9" chart:values-cell-range-address="List4.B3:List4.M3" chart:label-cell-address="List4.A3:List4.A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</text:p>
                <draw:g>
                  <svg:desc>List4.B1:List4.M1</svg:desc>
                </draw:g>
              </table:table-cell>
              <table:table-cell office:value-type="string">
                <text:p>feb</text:p>
              </table:table-cell>
              <table:table-cell office:value-type="string">
                <text:p>mar</text:p>
              </table:table-cell>
              <table:table-cell office:value-type="string">
                <text:p>apr</text:p>
              </table:table-cell>
              <table:table-cell office:value-type="string">
                <text:p>maj</text:p>
              </table:table-cell>
              <table:table-cell office:value-type="string">
                <text:p>jun</text:p>
              </table:table-cell>
              <table:table-cell office:value-type="string">
                <text:p>jul</text:p>
              </table:table-cell>
              <table:table-cell office:value-type="string">
                <text:p>avg</text:p>
              </table:table-cell>
              <table:table-cell office:value-type="string">
                <text:p>sep</text:p>
              </table:table-cell>
              <table:table-cell office:value-type="string">
                <text:p>okt</text:p>
              </table:table-cell>
              <table:table-cell office:value-type="string">
                <text:p>nov</text:p>
              </table:table-cell>
              <table:table-cell office:value-type="string">
                <text:p>dec</text:p>
              </table:table-cell>
            </table:table-row>
          </table:table-header-rows>
          <table:table-rows>
            <table:table-row>
              <table:table-cell office:value-type="string">
                <text:p>mesna</text:p>
                <draw:g>
                  <svg:desc>List4.A2:List4.A2</svg:desc>
                </draw:g>
              </table:table-cell>
              <table:table-cell office:value-type="float" office:value="197">
                <text:p>197</text:p>
                <draw:g>
                  <svg:desc>List4.B2:List4.M2</svg:desc>
                </draw:g>
              </table:table-cell>
              <table:table-cell office:value-type="float" office:value="192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196">
                <text:p>196</text:p>
              </table:table-cell>
              <table:table-cell office:value-type="float" office:value="188">
                <text:p>188</text:p>
              </table:table-cell>
              <table:table-cell office:value-type="float" office:value="207">
                <text:p>207</text:p>
              </table:table-cell>
              <table:table-cell office:value-type="float" office:value="241">
                <text:p>241</text:p>
              </table:table-cell>
              <table:table-cell office:value-type="float" office:value="237">
                <text:p>237</text:p>
              </table:table-cell>
              <table:table-cell office:value-type="float" office:value="226">
                <text:p>226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brezmesna</text:p>
                <draw:g>
                  <svg:desc>List4.A3:List4.A3</svg:desc>
                </draw:g>
              </table:table-cell>
              <table:table-cell office:value-type="float" office:value="47">
                <text:p>47</text:p>
                <draw:g>
                  <svg:desc>List4.B3:List4.M3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89">
                <text:p>89</text:p>
              </table:table-cell>
              <table:table-cell office:value-type="float" office:value="117">
                <text:p>117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05">
                <text:p>105</text:p>
              </table:table-cell>
              <table:table-cell office:value-type="float" office:value="63">
                <text:p>63</text:p>
              </table:table-cell>
              <table:table-cell office:value-type="float" office:value="58">
                <text:p>58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500" chart:interval-major="100" chart:gap-width="50" chart:overlap="100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fffff" draw:fill-color="#c00000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fffff" draw:fill-color="#00b05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642cm" svg:height="7.62cm" xlink:href=".." xlink:type="simple" chart:class="chart:bar" chart:style-name="ch1">
        <chart:title svg:x="4.631cm" svg:y="0.288cm" chart:style-name="ch2">
          <text:p>Prodaja pic</text:p>
        </chart:title>
        <chart:legend chart:legend-position="bottom" svg:x="4.167cm" svg:y="6.853cm" style:legend-expansion="wide" chart:style-name="ch3"/>
        <chart:plot-area chart:style-name="ch4" table:cell-range-address="List5.A1:List5.M3" chart:data-source-has-labels="both" svg:x="0.232cm" svg:y="1.329cm" svg:width="11.178cm" svg:height="5.372cm">
          <chartooo:coordinate-region svg:x="0.928cm" svg:y="1.521cm" svg:width="10.482cm" svg:height="4.549cm"/>
          <chart:axis chart:dimension="x" chart:name="primary-x" chart:style-name="ch5" chartooo:axis-type="auto">
            <chartooo:date-scale/>
            <chart:categories table:cell-range-address="List5.B1:List5.M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ist5.B2:List5.M2" chart:label-cell-address="List5.A2:List5.A2" chart:class="chart:bar">
            <chart:data-point chart:repeated="12"/>
          </chart:series>
          <chart:series chart:style-name="ch9" chart:values-cell-range-address="List5.B3:List5.M3" chart:label-cell-address="List5.A3:List5.A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</text:p>
                <draw:g>
                  <svg:desc>List5.B1:List5.M1</svg:desc>
                </draw:g>
              </table:table-cell>
              <table:table-cell office:value-type="string">
                <text:p>feb</text:p>
              </table:table-cell>
              <table:table-cell office:value-type="string">
                <text:p>mar</text:p>
              </table:table-cell>
              <table:table-cell office:value-type="string">
                <text:p>apr</text:p>
              </table:table-cell>
              <table:table-cell office:value-type="string">
                <text:p>maj</text:p>
              </table:table-cell>
              <table:table-cell office:value-type="string">
                <text:p>jun</text:p>
              </table:table-cell>
              <table:table-cell office:value-type="string">
                <text:p>jul</text:p>
              </table:table-cell>
              <table:table-cell office:value-type="string">
                <text:p>avg</text:p>
              </table:table-cell>
              <table:table-cell office:value-type="string">
                <text:p>sep</text:p>
              </table:table-cell>
              <table:table-cell office:value-type="string">
                <text:p>okt</text:p>
              </table:table-cell>
              <table:table-cell office:value-type="string">
                <text:p>nov</text:p>
              </table:table-cell>
              <table:table-cell office:value-type="string">
                <text:p>dec</text:p>
              </table:table-cell>
            </table:table-row>
          </table:table-header-rows>
          <table:table-rows>
            <table:table-row>
              <table:table-cell office:value-type="string">
                <text:p>mesna</text:p>
                <draw:g>
                  <svg:desc>List5.A2:List5.A2</svg:desc>
                </draw:g>
              </table:table-cell>
              <table:table-cell office:value-type="float" office:value="197">
                <text:p>197</text:p>
                <draw:g>
                  <svg:desc>List5.B2:List5.M2</svg:desc>
                </draw:g>
              </table:table-cell>
              <table:table-cell office:value-type="float" office:value="192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196">
                <text:p>196</text:p>
              </table:table-cell>
              <table:table-cell office:value-type="float" office:value="188">
                <text:p>188</text:p>
              </table:table-cell>
              <table:table-cell office:value-type="float" office:value="207">
                <text:p>207</text:p>
              </table:table-cell>
              <table:table-cell office:value-type="float" office:value="241">
                <text:p>241</text:p>
              </table:table-cell>
              <table:table-cell office:value-type="float" office:value="237">
                <text:p>237</text:p>
              </table:table-cell>
              <table:table-cell office:value-type="float" office:value="226">
                <text:p>226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brezmesna</text:p>
                <draw:g>
                  <svg:desc>List5.A3:List5.A3</svg:desc>
                </draw:g>
              </table:table-cell>
              <table:table-cell office:value-type="float" office:value="47">
                <text:p>47</text:p>
                <draw:g>
                  <svg:desc>List5.B3:List5.M3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89">
                <text:p>89</text:p>
              </table:table-cell>
              <table:table-cell office:value-type="float" office:value="117">
                <text:p>117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05">
                <text:p>105</text:p>
              </table:table-cell>
              <table:table-cell office:value-type="float" office:value="63">
                <text:p>63</text:p>
              </table:table-cell>
              <table:table-cell office:value-type="float" office:value="58">
                <text:p>58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